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238CB0D1E96.png" manifest:media-type="image/png"/>
  <manifest:file-entry manifest:full-path="Pictures/1000020100000513000001A7CB87C83B.png" manifest:media-type="image/png"/>
  <manifest:file-entry manifest:full-path="Pictures/1000020100000540000001CA222D3601.png" manifest:media-type="image/png"/>
  <manifest:file-entry manifest:full-path="Pictures/1000020100000472000001E14AB523AB.png" manifest:media-type="image/png"/>
  <manifest:file-entry manifest:full-path="Pictures/10000201000004BF0000012741A42151.png" manifest:media-type="image/png"/>
  <manifest:file-entry manifest:full-path="Pictures/10000201000005310000017AD80BE3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4.833cm" draw:z-index="0"><draw:image xlink:href="Pictures/10000201000005310000017AD80BE300.png" xlink:type="simple" xlink:show="embed" xlink:actuate="onLoad"/></draw:frame></text:p>
      <text:p text:style-name="Standard"><draw:frame draw:style-name="fr1" draw:name="Imagem2" text:anchor-type="paragraph" svg:width="17cm" svg:height="4.126cm" draw:z-index="1"><draw:image xlink:href="Pictures/10000201000004BF0000012741A42151.png" xlink:type="simple" xlink:show="embed" xlink:actuate="onLoad"/></draw:frame></text:p>
      <text:p text:style-name="Standard"><draw:frame draw:style-name="fr1" draw:name="Imagem3" text:anchor-type="paragraph" svg:width="17cm" svg:height="7.184cm" draw:z-index="2"><draw:image xlink:href="Pictures/1000020100000472000001E14AB523AB.png" xlink:type="simple" xlink:show="embed" xlink:actuate="onLoad"/></draw:frame></text:p>
      <text:p text:style-name="Standard"><draw:frame draw:style-name="fr1" draw:name="Imagem4" text:anchor-type="paragraph" svg:width="17cm" svg:height="5.793cm" draw:z-index="3"><draw:image xlink:href="Pictures/1000020100000540000001CA222D360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m5" text:anchor-type="paragraph" svg:width="17cm" svg:height="5.535cm" draw:z-index="4"><draw:image xlink:href="Pictures/1000020100000513000001A7CB87C83B.png" xlink:type="simple" xlink:show="embed" xlink:actuate="onLoad"/></draw:frame><text:soft-page-break/></text:p>
      <text:p text:style-name="Standard"><draw:frame draw:style-name="fr1" draw:name="Imagem6" text:anchor-type="paragraph" svg:width="17cm" svg:height="9.964cm" draw:z-index="5"><draw:image xlink:href="Pictures/10000201000003C900000238CB0D1E96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6:43:40.410000000</meta:creation-date>
    <dc:date>2018-04-02T16:47:02.528000000</dc:date>
    <meta:editing-duration>P0D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